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000000" draw:textarea-vertical-align="middle"/>
    </style:style>
    <style:style style:name="gr3" style:family="graphic" style:parent-style-name="standard">
      <style:graphic-properties svg:stroke-color="#000000" draw:fill="solid" draw:fill-color="#000000" draw:textarea-vertical-align="middle"/>
    </style:style>
    <style:style style:name="gr4" style:family="graphic" style:parent-style-name="objectwithoutfill">
      <style:graphic-properties draw:stroke="dash" draw:stroke-dash="_32__20_Dots_20_1_20_Dash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258cm"/>
    </style:style>
    <style:style style:name="gr7" style:family="graphic" style:parent-style-name="standard">
      <style:graphic-properties draw:stroke="none" svg:stroke-color="#000000" draw:fill="none" draw:fill-color="#ffffff" fo:min-height="1.143cm"/>
    </style:style>
    <style:style style:name="gr8" style:family="graphic" style:parent-style-name="standard">
      <style:graphic-properties draw:stroke="none" svg:stroke-color="#000000" draw:fill="none" draw:fill-color="#ffffff" fo:min-height="0.381cm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221cm"/>
    </style:style>
    <style:style style:name="gr11" style:family="graphic" style:parent-style-name="objectwithoutfill">
      <style:graphic-properties svg:stroke-width="0.051cm" svg:stroke-color="#000000" draw:marker-start-width="0.276cm" draw:marker-end="Arrow_20_concave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solid" draw:fill-color="#ffffff" fo:min-height="0.766cm"/>
    </style:style>
    <style:style style:name="gr14" style:family="graphic" style:parent-style-name="objectwithoutfill">
      <style:graphic-properties svg:stroke-width="0.051cm" svg:stroke-color="#000000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0000" draw:marker-start-width="0.276cm" draw:marker-end="Arrow_20_concave" draw:marker-end-width="0.276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0000" draw:marker-start-width="0.276cm" draw:marker-end-width="0.276cm" draw:fill="hatch" draw:fill-color="#000000" draw:fill-hatch-name="Black_20_-45_20_Degrees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00" draw:marker-start-width="0.276cm" draw:marker-end-width="0.276cm" draw:fill="hatch" draw:fill-hatch-name="Black_20_45_20_Degrees_20_Wid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svg:stroke-width="0.051cm" svg:stroke-color="#000000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paragraph-properties fo:text-align="center"/>
      <style:text-properties fo:color="#000000" fo:font-size="12pt" style:font-size-asian="12pt" style:font-size-complex="12pt"/>
    </style:style>
    <style:style style:name="P4" style:family="paragraph">
      <style:text-properties fo:color="#000000"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5.24cm" svg:height="10.16cm" svg:x="3.286cm" svg:y="4.175cm">
            <text:p/>
          </draw:rect>
          <draw:rect draw:style-name="gr2" draw:text-style-name="P1" draw:layer="layout" svg:width="10.16cm" svg:height="0.127cm" svg:x="5.953cm" svg:y="11.677cm">
            <text:p/>
          </draw:rect>
          <draw:ellipse draw:style-name="gr3" draw:text-style-name="P1" draw:layer="layout" svg:width="7.493cm" svg:height="0.254cm" svg:x="7.35cm" svg:y="11.41cm">
            <text:p/>
          </draw:ellipse>
          <draw:ellipse draw:style-name="gr3" draw:text-style-name="P1" draw:layer="layout" svg:width="7.493cm" svg:height="0.254cm" svg:x="7.35cm" svg:y="10.902cm">
            <text:p/>
          </draw:ellipse>
          <draw:ellipse draw:style-name="gr3" draw:text-style-name="P1" draw:layer="layout" svg:width="7.493cm" svg:height="0.254cm" svg:x="7.35cm" svg:y="10.648cm">
            <text:p/>
          </draw:ellipse>
          <draw:ellipse draw:style-name="gr3" draw:text-style-name="P1" draw:layer="layout" svg:width="7.493cm" svg:height="0.254cm" svg:x="7.35cm" svg:y="10.394cm">
            <text:p/>
          </draw:ellipse>
          <draw:ellipse draw:style-name="gr3" draw:text-style-name="P1" draw:layer="layout" svg:width="7.493cm" svg:height="0.254cm" svg:x="7.35cm" svg:y="11.156cm">
            <text:p/>
          </draw:ellipse>
          <draw:line draw:style-name="gr4" draw:text-style-name="P1" draw:layer="layout" svg:x1="3.286cm" svg:y1="6.334cm" svg:x2="18.526cm" svg:y2="6.334cm">
            <text:p/>
          </draw:line>
          <draw:custom-shape draw:style-name="gr5" draw:text-style-name="P1" draw:layer="layout" svg:width="0.508cm" svg:height="0.381cm" svg:x="17.891cm" svg:y="5.94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6" draw:text-style-name="P3" draw:layer="layout" svg:width="4.699cm" svg:height="0.725cm" svg:x="5.064cm" svg:y="7.26cm">
            <draw:text-box>
              <text:p text:style-name="P2"><text:span text:style-name="T1">SWHE Return</text:span></text:p>
            </draw:text-box>
          </draw:frame>
          <draw:frame draw:style-name="gr7" draw:text-style-name="P4" draw:layer="layout" svg:width="2.286cm" svg:height="1.393cm" svg:x="9.763cm" svg:y="9.636cm">
            <draw:text-box>
              <text:p text:style-name="P2"><text:span text:style-name="T1">SWHE</text:span></text:p>
            </draw:text-box>
          </draw:frame>
          <draw:frame draw:style-name="gr8" draw:text-style-name="P3" draw:layer="layout" svg:width="4.953cm" svg:height="0.725cm" svg:x="8.493cm" svg:y="11.705cm">
            <draw:text-box>
              <text:p text:style-name="P2"><text:span text:style-name="T1">SWHE Support</text:span></text:p>
            </draw:text-box>
          </draw:frame>
          <draw:rect draw:style-name="gr3" draw:text-style-name="P1" draw:layer="layout" svg:width="0.508cm" svg:height="0.381cm" svg:x="6.588cm" svg:y="11.922cm">
            <text:p/>
          </draw:rect>
          <draw:line draw:style-name="gr9" draw:text-style-name="P1" draw:layer="layout" svg:x1="5.445cm" svg:y1="12.43cm" svg:x2="5.445cm" svg:y2="6.715cm">
            <text:p/>
          </draw:line>
          <draw:rect draw:style-name="gr3" draw:text-style-name="P1" xml:id="id1" draw:id="id1" draw:layer="layout" svg:width="0.508cm" svg:height="0.381cm" svg:x="14.843cm" svg:y="11.922cm">
            <text:p/>
          </draw:rect>
          <draw:line draw:style-name="gr9" draw:text-style-name="P1" draw:layer="layout" svg:x1="16.367cm" svg:y1="12.43cm" svg:x2="16.367cm" svg:y2="6.715cm">
            <text:p/>
          </draw:line>
          <draw:frame draw:style-name="gr10" draw:text-style-name="P3" draw:layer="layout" svg:width="1.905cm" svg:height="1.199cm" svg:x="16.494cm" svg:y="11.16cm">
            <draw:text-box>
              <text:p text:style-name="P2"><text:span text:style-name="T1">Load Cell</text:span></text:p>
            </draw:text-box>
          </draw:frame>
          <draw:line draw:style-name="gr11" draw:text-style-name="P1" draw:layer="layout" svg:x1="5.699cm" svg:y1="11.414cm" svg:x2="7.35cm" svg:y2="11.414cm">
            <text:p/>
          </draw:line>
          <draw:line draw:style-name="gr12" draw:text-style-name="P1" draw:layer="layout" svg:x1="5.699cm" svg:y1="11.414cm" svg:x2="5.699cm" svg:y2="8.112cm">
            <text:p/>
          </draw:line>
          <draw:line draw:style-name="gr12" draw:text-style-name="P1" draw:layer="layout" svg:x1="3.921cm" svg:y1="8.112cm" svg:x2="5.699cm" svg:y2="8.112cm">
            <text:p/>
          </draw:line>
          <draw:frame draw:style-name="gr13" draw:text-style-name="P3" draw:layer="layout" svg:width="2.032cm" svg:height="1.199cm" svg:x="5.826cm" svg:y="9.128cm">
            <draw:text-box>
              <text:p text:style-name="P2"><text:span text:style-name="T1">SWHE</text:span></text:p>
              <text:p text:style-name="P2"><text:span text:style-name="T1">Supply</text:span></text:p>
            </draw:text-box>
          </draw:frame>
          <draw:line draw:style-name="gr14" draw:text-style-name="P1" draw:layer="layout" svg:x1="14.843cm" svg:y1="10.525cm" svg:x2="14.843cm" svg:y2="7.858cm">
            <text:p/>
          </draw:line>
          <draw:line draw:style-name="gr15" draw:text-style-name="P1" draw:layer="layout" svg:x1="14.843cm" svg:y1="7.858cm" svg:x2="3.921cm" svg:y2="7.858cm">
            <text:p/>
          </draw:line>
          <draw:rect draw:style-name="gr16" draw:text-style-name="P1" draw:layer="layout" svg:width="13.462cm" svg:height="0.508cm" svg:x="4.175cm" svg:y="5.064cm">
            <text:p/>
          </draw:rect>
          <draw:rect draw:style-name="gr17" draw:text-style-name="P1" draw:layer="layout" svg:width="3.81cm" svg:height="1.143cm" svg:x="4.175cm" svg:y="5.572cm">
            <text:p/>
          </draw:rect>
          <draw:rect draw:style-name="gr17" draw:text-style-name="P1" draw:layer="layout" svg:width="3.81cm" svg:height="1.143cm" svg:x="9.001cm" svg:y="5.572cm">
            <text:p/>
          </draw:rect>
          <draw:rect draw:style-name="gr17" draw:text-style-name="P1" draw:layer="layout" svg:width="3.81cm" svg:height="1.143cm" svg:x="13.827cm" svg:y="5.572cm">
            <text:p/>
          </draw:rect>
          <draw:rect draw:style-name="gr2" draw:text-style-name="P1" draw:layer="layout" svg:width="11.938cm" svg:height="0.381cm" svg:x="4.937cm" svg:y="12.43cm">
            <text:p/>
          </draw:rect>
          <draw:frame draw:style-name="gr8" draw:text-style-name="P3" draw:layer="layout" svg:width="5.715cm" svg:height="0.725cm" svg:x="8.366cm" svg:y="12.811cm">
            <draw:text-box>
              <text:p text:style-name="P2"><text:span text:style-name="T1">Weighted Load Cell Frame</text:span></text:p>
            </draw:text-box>
          </draw:frame>
          <draw:frame draw:style-name="gr8" draw:text-style-name="P3" draw:layer="layout" svg:width="5.715cm" svg:height="0.725cm" svg:x="8.112cm" svg:y="4.339cm">
            <draw:text-box>
              <text:p text:style-name="P2"><text:span text:style-name="T1">Support Platform</text:span></text:p>
            </draw:text-box>
          </draw:frame>
          <draw:line draw:style-name="gr18" draw:text-style-name="P1" draw:layer="layout" svg:x1="6.842cm" svg:y1="11.795cm" svg:x2="6.842cm" svg:y2="12.43cm">
            <text:p/>
          </draw:line>
          <draw:line draw:style-name="gr18" draw:text-style-name="P1" draw:layer="layout" svg:x1="15.097cm" svg:y1="11.795cm" svg:x2="15.097cm" svg:y2="12.43cm">
            <text:p/>
          </draw:line>
          <draw:connector draw:style-name="gr19" draw:text-style-name="P1" draw:layer="layout" draw:line-skew="0.232cm" svg:x1="16.925cm" svg:y1="11.524cm" svg:x2="15.351cm" svg:y2="12.112cm" draw:end-shape="id1" draw:end-glue-point="1" svg:d="m16925 11524h-304v588h-1270">
            <text:p/>
          </draw:connector>
          <draw:circle draw:style-name="gr20" draw:text-style-name="P5" draw:layer="layout" svg:width="0.508cm" svg:height="0.508cm" svg:x="15.097cm" svg:y="9.89cm">
            <text:p text:style-name="P1"><text:span text:style-name="T2">T</text:span></text:p>
          </draw:circle>
          <draw:line draw:style-name="gr21" draw:text-style-name="P1" draw:layer="layout" svg:x1="15.097cm" svg:y1="10.144cm" svg:x2="14.843cm" svg:y2="10.144cm">
            <text:p/>
          </draw:line>
          <draw:circle draw:style-name="gr20" draw:text-style-name="P5" draw:layer="layout" svg:width="0.508cm" svg:height="0.508cm" svg:x="6.207cm" svg:y="10.652cm">
            <text:p text:style-name="P1"><text:span text:style-name="T2">T</text:span></text:p>
          </draw:circle>
          <draw:line draw:style-name="gr21" draw:text-style-name="P1" draw:layer="layout" svg:x1="6.461cm" svg:y1="11.414cm" svg:x2="6.461cm" svg:y2="11.1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20T12:58:09.70</meta:creation-date>
    <dc:date>2013-01-17T10:11:38</dc:date>
    <meta:editing-duration>PT47M31S</meta:editing-duration>
    <meta:editing-cycles>7</meta:editing-cycles>
    <meta:generator>LibreOffice/3.5$Linux_X86_64 LibreOffice_project/350m1$Build-2</meta:generator>
    <meta:document-statistic meta:object-count="38"/>
  </office:meta>
</office:document-meta>
</file>